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mi10" svg:font-family="cmmi10" style:font-adornments="Regular"/>
    <style:font-face style:name="cmmi101" svg:font-family="cmmi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3.814cm" fo:min-width="6.612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vertical-align="middle" draw:auto-grow-height="false" fo:min-height="0.478cm" fo:min-width="0.262cm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svg:stroke-color="#000000" draw:marker-start-width="0.252cm" draw:marker-end-width="0.252cm" draw:fill="none" draw:fill-color="#ffffff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svg:stroke-color="#000000" draw:marker-start-width="0.252cm" draw:marker-end="Symmetric_20_Arrow" draw:marker-end-width="0.352cm" draw:fill="none" draw:fill-color="#ffffff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dash" draw:stroke-dash="Fine_20_Dashed" svg:stroke-width="0.035cm" svg:stroke-color="#000000" draw:marker-start-width="0.252cm" draw:marker-end-width="0.252cm" draw:fill="none" draw:fill-color="#ffffff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width="0.035cm" svg:stroke-color="#000000" draw:marker-start-width="0.252cm" draw:marker-end-width="0.252cm" draw:fill-color="#00000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9" style:family="graphic" style:parent-style-name="standard">
      <style:graphic-properties draw:stroke="solid" svg:stroke-width="0.035cm" svg:stroke-color="#000000" draw:marker-start-width="0.252cm" draw:marker-end-width="0.252cm" draw:fill-color="#dddddd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ff" draw:textarea-vertical-align="middle" draw:auto-grow-height="false" fo:min-height="0.478cm" fo:min-width="0.228cm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0cm" fo:min-width="2.141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="none" draw:fill-color="#ffffff"/>
      <style:text-properties style:font-name="cmmi101"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dddddd"/>
      <style:paragraph-properties fo:text-align="center"/>
    </style:style>
    <style:style style:name="P7" style:family="paragraph">
      <style:text-properties fo:font-size="12pt" fo:font-weight="normal" style:font-size-asian="12pt" style:font-weight-asian="bold" style:font-size-complex="12pt" style:font-weight-complex="bold"/>
    </style:style>
    <style:style style:name="P8" style:family="paragraph">
      <loext:graphic-properties draw:fill="none" draw:fill-color="#ffffff"/>
      <style:text-properties style:font-name="cmmi101" fo:font-size="12pt" fo:font-weight="normal" style:font-size-asian="12pt" style:font-weight-asian="bold" style:font-size-complex="12pt" style:font-weight-complex="bold"/>
    </style:style>
    <style:style style:name="T1" style:family="text">
      <style:text-properties style:font-name="cmmi101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cmmi10" fo:font-size="12pt" fo:font-weight="bold" style:font-name-asian="cmmi10" style:font-size-asian="12pt" style:font-weight-asian="bold" style:font-name-complex="cmmi10" style:font-size-complex="12pt" style:font-weight-complex="bold"/>
    </style:style>
    <style:style style:name="T3" style:family="text">
      <style:text-properties style:text-position="-33% 58%" style:font-name="cmmi101" fo:font-size="12pt" fo:font-weight="bold" style:font-name-asian="cmmi10" style:font-size-asian="12pt" style:font-weight-asian="bold" style:font-name-complex="cmmi10" style:font-size-complex="12pt" style:font-weight-complex="bold"/>
    </style:style>
    <style:style style:name="T4" style:family="text">
      <style:text-properties style:font-name="cmmi101" fo:font-size="12pt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112cm" svg:height="4.064cm" svg:x="11.541cm" svg:y="13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112cm" svg:height="4.064cm" svg:x="11.541cm" svg:y="8.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12.049cm" svg:y="8.747cm">
          <text:p/>
          <draw:enhanced-geometry draw:glue-point-type="segments" draw:mirror-horizontal="false" draw:mirror-vertical="false" draw:type="mso-spt100" draw:modifiers="74.8355391002616 26.79674861806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3" draw:text-style-name="P2" draw:layer="layout" svg:x1="11.668cm" svg:y1="12.43cm" svg:x2="18.526cm" svg:y2="12.43cm">
          <text:p/>
        </draw:line>
        <draw:line draw:style-name="gr4" draw:text-style-name="P2" draw:layer="layout" svg:x1="14.97cm" svg:y1="12.43cm" svg:x2="14.97cm" svg:y2="11.16cm">
          <text:p/>
        </draw:line>
        <draw:circle draw:style-name="gr5" draw:text-style-name="P2" draw:layer="layout" svg:width="2.54cm" svg:height="2.54cm" svg:x="13.7cm" svg:y="11.16cm" draw:kind="cut" draw:start-angle="0" draw:end-angle="180">
          <text:p/>
        </draw:circle>
        <draw:frame draw:style-name="gr6" draw:text-style-name="P4" draw:layer="layout" svg:width="0.756cm" svg:height="0.641cm" svg:x="14.595cm" svg:y="10.519cm">
          <draw:text-box>
            <text:p text:style-name="P3"><text:span text:style-name="T1">n</text:span></text:p>
          </draw:text-box>
        </draw:frame>
        <draw:line draw:style-name="gr3" draw:text-style-name="P2" draw:layer="layout" svg:x1="12.43cm" svg:y1="9.128cm" svg:x2="12.938cm" svg:y2="9.382cm">
          <text:p/>
        </draw:line>
        <draw:line draw:style-name="gr3" draw:text-style-name="P2" draw:layer="layout" svg:x1="12.431cm" svg:y1="9.129cm" svg:x2="12.557cm" svg:y2="9.636cm">
          <text:p/>
        </draw:line>
        <draw:line draw:style-name="gr4" draw:text-style-name="P2" draw:layer="layout" svg:x1="14.97cm" svg:y1="12.439cm" svg:x2="12.811cm" svg:y2="9.625cm">
          <text:p/>
        </draw:line>
        <draw:custom-shape draw:style-name="gr7" draw:text-style-name="P5" draw:layer="layout" svg:width="0.073cm" svg:height="0.189cm" draw:transform="rotate (-0.882089403957934) translate (12.707cm 9.3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14.979cm" svg:y1="12.448cm" svg:x2="12.82cm" svg:y2="9.634cm">
          <text:p/>
        </draw:line>
        <draw:custom-shape draw:style-name="gr8" draw:text-style-name="P1" draw:layer="layout" svg:width="0.254cm" svg:height="0.254cm" svg:x="17.383cm" svg:y="9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7.51cm" svg:y1="9.001cm" svg:x2="17.51cm" svg:y2="8.747cm">
          <text:p/>
        </draw:line>
        <draw:line draw:style-name="gr3" draw:text-style-name="P2" draw:layer="layout" svg:x1="17.51cm" svg:y1="9.509cm" svg:x2="17.51cm" svg:y2="9.255cm">
          <text:p/>
        </draw:line>
        <draw:line draw:style-name="gr3" draw:text-style-name="P2" draw:layer="layout" svg:x1="17.637cm" svg:y1="9.128cm" svg:x2="17.891cm" svg:y2="9.128cm">
          <text:p/>
        </draw:line>
        <draw:line draw:style-name="gr3" draw:text-style-name="P2" draw:layer="layout" svg:x1="17.129cm" svg:y1="9.128cm" svg:x2="17.383cm" svg:y2="9.128cm">
          <text:p/>
        </draw:line>
        <draw:line draw:style-name="gr3" draw:text-style-name="P2" draw:layer="layout" svg:x1="17.256cm" svg:y1="8.874cm" svg:x2="17.383cm" svg:y2="9.001cm">
          <text:p/>
        </draw:line>
        <draw:line draw:style-name="gr3" draw:text-style-name="P2" draw:layer="layout" svg:x1="17.764cm" svg:y1="8.874cm" svg:x2="17.637cm" svg:y2="9.001cm">
          <text:p/>
        </draw:line>
        <draw:line draw:style-name="gr3" draw:text-style-name="P2" draw:layer="layout" svg:x1="17.764cm" svg:y1="9.382cm" svg:x2="17.637cm" svg:y2="9.255cm">
          <text:p/>
        </draw:line>
        <draw:line draw:style-name="gr3" draw:text-style-name="P2" draw:layer="layout" svg:x1="17.256cm" svg:y1="9.382cm" svg:x2="17.383cm" svg:y2="9.255cm">
          <text:p/>
        </draw:line>
        <draw:line draw:style-name="gr4" draw:text-style-name="P2" draw:layer="layout" svg:x1="14.97cm" svg:y1="12.43cm" svg:x2="17.124cm" svg:y2="9.636cm">
          <text:p/>
        </draw:line>
        <draw:custom-shape draw:style-name="gr9" draw:text-style-name="P6" draw:layer="layout" svg:width="0.254cm" svg:height="0.254cm" svg:x="14.843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0.849cm" svg:height="0.742cm" svg:x="16.621cm" svg:y="10.144cm">
          <draw:text-box>
            <text:p text:style-name="P3"><text:span text:style-name="T2">!</text:span><text:span text:style-name="T3">i</text:span></text:p>
          </draw:text-box>
        </draw:frame>
        <draw:frame draw:style-name="gr6" draw:text-style-name="P4" draw:layer="layout" svg:width="0.883cm" svg:height="0.742cm" svg:x="12.557cm" svg:y="10.144cm">
          <draw:text-box>
            <text:p text:style-name="P3"><text:span text:style-name="T2">!</text:span><text:span text:style-name="T3">o</text:span></text:p>
          </draw:text-box>
        </draw:frame>
        <draw:frame draw:style-name="gr6" draw:text-style-name="P8" draw:layer="layout" svg:width="0.815cm" svg:height="0.641cm" svg:x="11.615cm" svg:y="8.868cm">
          <draw:text-box>
            <text:p text:style-name="P7"><text:span text:style-name="T4">E</text:span></text:p>
          </draw:text-box>
        </draw:frame>
        <draw:frame draw:style-name="gr6" draw:text-style-name="P8" draw:layer="layout" svg:width="0.79cm" svg:height="0.641cm" svg:x="17.764cm" svg:y="8.869cm">
          <draw:text-box>
            <text:p text:style-name="P7"><text:span text:style-name="T4">L</text:span></text:p>
          </draw:text-box>
        </draw:frame>
        <draw:frame draw:style-name="gr6" draw:text-style-name="P8" draw:layer="layout" svg:width="0.853cm" svg:height="0.641cm" svg:x="15.26cm" svg:y="11.795cm">
          <draw:text-box>
            <text:p text:style-name="P7"><text:span text:style-name="T4">D</text:span></text:p>
          </draw:text-box>
        </draw:frame>
        <draw:custom-shape draw:style-name="gr10" draw:text-style-name="P1" draw:layer="layout" svg:width="0.762cm" svg:height="0.762cm" svg:x="12.049cm" svg:y="13.827cm">
          <text:p/>
          <draw:enhanced-geometry draw:glue-point-type="segments" draw:mirror-horizontal="false" draw:mirror-vertical="false" draw:type="mso-spt100" draw:modifiers="74.8355391002616 26.79674861806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4" draw:text-style-name="P2" draw:layer="layout" svg:x1="14.97cm" svg:y1="17.51cm" svg:x2="14.97cm" svg:y2="16.24cm">
          <text:p/>
        </draw:line>
        <draw:circle draw:style-name="gr5" draw:text-style-name="P2" draw:layer="layout" svg:width="2.54cm" svg:height="2.54cm" svg:x="13.7cm" svg:y="16.24cm" draw:kind="cut" draw:start-angle="0" draw:end-angle="180">
          <text:p/>
        </draw:circle>
        <draw:custom-shape draw:style-name="gr11" draw:text-style-name="P1" draw:layer="layout" svg:width="2.641cm" svg:height="0.168cm" svg:x="13.652cm" svg:y="17.4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0.756cm" svg:height="0.641cm" svg:x="14.595cm" svg:y="15.599cm">
          <draw:text-box>
            <text:p text:style-name="P3"><text:span text:style-name="T1">n</text:span></text:p>
          </draw:text-box>
        </draw:frame>
        <draw:line draw:style-name="gr3" draw:text-style-name="P2" draw:layer="layout" svg:x1="12.43cm" svg:y1="14.208cm" svg:x2="12.938cm" svg:y2="14.462cm">
          <text:p/>
        </draw:line>
        <draw:line draw:style-name="gr3" draw:text-style-name="P2" draw:layer="layout" svg:x1="12.431cm" svg:y1="14.209cm" svg:x2="12.557cm" svg:y2="14.716cm">
          <text:p/>
        </draw:line>
        <draw:line draw:style-name="gr4" draw:text-style-name="P2" draw:layer="layout" svg:x1="14.97cm" svg:y1="17.519cm" svg:x2="12.811cm" svg:y2="14.705cm">
          <text:p/>
        </draw:line>
        <draw:custom-shape draw:style-name="gr7" draw:text-style-name="P5" draw:layer="layout" svg:width="0.073cm" svg:height="0.189cm" draw:transform="rotate (-0.882089403957934) translate (12.707cm 14.3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14.979cm" svg:y1="17.528cm" svg:x2="12.82cm" svg:y2="14.714cm">
          <text:p/>
        </draw:line>
        <draw:custom-shape draw:style-name="gr8" draw:text-style-name="P1" draw:layer="layout" svg:width="0.254cm" svg:height="0.254cm" svg:x="17.383cm" svg:y="14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7.51cm" svg:y1="14.081cm" svg:x2="17.51cm" svg:y2="13.827cm">
          <text:p/>
        </draw:line>
        <draw:line draw:style-name="gr3" draw:text-style-name="P2" draw:layer="layout" svg:x1="17.51cm" svg:y1="14.589cm" svg:x2="17.51cm" svg:y2="14.335cm">
          <text:p/>
        </draw:line>
        <draw:line draw:style-name="gr3" draw:text-style-name="P2" draw:layer="layout" svg:x1="17.637cm" svg:y1="14.208cm" svg:x2="17.891cm" svg:y2="14.208cm">
          <text:p/>
        </draw:line>
        <draw:line draw:style-name="gr3" draw:text-style-name="P2" draw:layer="layout" svg:x1="17.129cm" svg:y1="14.208cm" svg:x2="17.383cm" svg:y2="14.208cm">
          <text:p/>
        </draw:line>
        <draw:line draw:style-name="gr3" draw:text-style-name="P2" draw:layer="layout" svg:x1="17.256cm" svg:y1="13.954cm" svg:x2="17.383cm" svg:y2="14.081cm">
          <text:p/>
        </draw:line>
        <draw:line draw:style-name="gr3" draw:text-style-name="P2" draw:layer="layout" svg:x1="17.764cm" svg:y1="13.954cm" svg:x2="17.637cm" svg:y2="14.081cm">
          <text:p/>
        </draw:line>
        <draw:line draw:style-name="gr3" draw:text-style-name="P2" draw:layer="layout" svg:x1="17.764cm" svg:y1="14.462cm" svg:x2="17.637cm" svg:y2="14.335cm">
          <text:p/>
        </draw:line>
        <draw:line draw:style-name="gr3" draw:text-style-name="P2" draw:layer="layout" svg:x1="17.256cm" svg:y1="14.462cm" svg:x2="17.383cm" svg:y2="14.335cm">
          <text:p/>
        </draw:line>
        <draw:line draw:style-name="gr4" draw:text-style-name="P2" draw:layer="layout" svg:x1="14.97cm" svg:y1="17.51cm" svg:x2="17.124cm" svg:y2="14.716cm">
          <text:p/>
        </draw:line>
        <draw:frame draw:style-name="gr6" draw:text-style-name="P4" draw:layer="layout" svg:width="0.849cm" svg:height="0.742cm" svg:x="16.621cm" svg:y="15.224cm">
          <draw:text-box>
            <text:p text:style-name="P3"><text:span text:style-name="T2">!</text:span><text:span text:style-name="T3">i</text:span></text:p>
          </draw:text-box>
        </draw:frame>
        <draw:frame draw:style-name="gr6" draw:text-style-name="P4" draw:layer="layout" svg:width="0.883cm" svg:height="0.742cm" svg:x="12.557cm" svg:y="15.224cm">
          <draw:text-box>
            <text:p text:style-name="P3"><text:span text:style-name="T2">!</text:span><text:span text:style-name="T3">o</text:span></text:p>
          </draw:text-box>
        </draw:frame>
        <draw:frame draw:style-name="gr6" draw:text-style-name="P8" draw:layer="layout" svg:width="0.815cm" svg:height="0.641cm" svg:x="11.615cm" svg:y="13.948cm">
          <draw:text-box>
            <text:p text:style-name="P7"><text:span text:style-name="T4">E</text:span></text:p>
          </draw:text-box>
        </draw:frame>
        <draw:frame draw:style-name="gr6" draw:text-style-name="P8" draw:layer="layout" svg:width="0.79cm" svg:height="0.641cm" svg:x="17.764cm" svg:y="13.949cm">
          <draw:text-box>
            <text:p text:style-name="P7"><text:span text:style-name="T4">L</text:span></text:p>
          </draw:text-box>
        </draw:frame>
        <draw:frame draw:style-name="gr6" draw:text-style-name="P8" draw:layer="layout" svg:width="0.853cm" svg:height="0.641cm" svg:x="15.26cm" svg:y="16.875cm">
          <draw:text-box>
            <text:p text:style-name="P7"><text:span text:style-name="T4">D</text:span></text:p>
          </draw:text-box>
        </draw:frame>
        <draw:line draw:style-name="gr3" draw:text-style-name="P2" draw:layer="layout" svg:x1="12.176cm" svg:y1="17.383cm" svg:x2="12.557cm" svg:y2="17.637cm">
          <text:p/>
        </draw:line>
        <draw:line draw:style-name="gr3" draw:text-style-name="P2" draw:layer="layout" svg:x1="12.938cm" svg:y1="17.383cm" svg:x2="12.557cm" svg:y2="17.637cm">
          <text:p/>
        </draw:line>
        <draw:line draw:style-name="gr3" draw:text-style-name="P2" draw:layer="layout" svg:x1="12.939cm" svg:y1="17.383cm" svg:x2="13.319cm" svg:y2="17.637cm">
          <text:p/>
        </draw:line>
        <draw:line draw:style-name="gr3" draw:text-style-name="P2" draw:layer="layout" svg:x1="13.7cm" svg:y1="17.383cm" svg:x2="13.319cm" svg:y2="17.637cm">
          <text:p/>
        </draw:line>
        <draw:line draw:style-name="gr3" draw:text-style-name="P2" draw:layer="layout" svg:x1="13.701cm" svg:y1="17.383cm" svg:x2="14.081cm" svg:y2="17.637cm">
          <text:p/>
        </draw:line>
        <draw:line draw:style-name="gr3" draw:text-style-name="P2" draw:layer="layout" svg:x1="14.462cm" svg:y1="17.383cm" svg:x2="14.081cm" svg:y2="17.637cm">
          <text:p/>
        </draw:line>
        <draw:line draw:style-name="gr3" draw:text-style-name="P2" draw:layer="layout" svg:x1="14.463cm" svg:y1="17.383cm" svg:x2="14.843cm" svg:y2="17.637cm">
          <text:p/>
        </draw:line>
        <draw:line draw:style-name="gr3" draw:text-style-name="P2" draw:layer="layout" svg:x1="15.224cm" svg:y1="17.383cm" svg:x2="14.843cm" svg:y2="17.637cm">
          <text:p/>
        </draw:line>
        <draw:line draw:style-name="gr3" draw:text-style-name="P2" draw:layer="layout" svg:x1="15.225cm" svg:y1="17.383cm" svg:x2="15.605cm" svg:y2="17.637cm">
          <text:p/>
        </draw:line>
        <draw:line draw:style-name="gr3" draw:text-style-name="P2" draw:layer="layout" svg:x1="15.986cm" svg:y1="17.383cm" svg:x2="15.605cm" svg:y2="17.637cm">
          <text:p/>
        </draw:line>
        <draw:line draw:style-name="gr3" draw:text-style-name="P2" draw:layer="layout" svg:x1="15.987cm" svg:y1="17.383cm" svg:x2="16.367cm" svg:y2="17.637cm">
          <text:p/>
        </draw:line>
        <draw:line draw:style-name="gr3" draw:text-style-name="P2" draw:layer="layout" svg:x1="16.748cm" svg:y1="17.383cm" svg:x2="16.367cm" svg:y2="17.637cm">
          <text:p/>
        </draw:line>
        <draw:line draw:style-name="gr3" draw:text-style-name="P2" draw:layer="layout" svg:x1="16.749cm" svg:y1="17.383cm" svg:x2="17.129cm" svg:y2="17.637cm">
          <text:p/>
        </draw:line>
        <draw:line draw:style-name="gr3" draw:text-style-name="P2" draw:layer="layout" svg:x1="17.51cm" svg:y1="17.383cm" svg:x2="17.129cm" svg:y2="17.637cm">
          <text:p/>
        </draw:line>
        <draw:line draw:style-name="gr3" draw:text-style-name="P2" draw:layer="layout" svg:x1="17.511cm" svg:y1="17.383cm" svg:x2="17.891cm" svg:y2="17.637cm">
          <text:p/>
        </draw:line>
        <draw:line draw:style-name="gr3" draw:text-style-name="P2" draw:layer="layout" svg:x1="12.176cm" svg:y1="17.383cm" svg:x2="11.795cm" svg:y2="17.637cm">
          <text:p/>
        </draw:line>
        <draw:line draw:style-name="gr3" draw:text-style-name="P2" draw:layer="layout" svg:x1="18.272cm" svg:y1="17.383cm" svg:x2="17.891cm" svg:y2="17.637cm">
          <text:p/>
        </draw:line>
        <draw:line draw:style-name="gr3" draw:text-style-name="P2" draw:layer="layout" svg:x1="18.273cm" svg:y1="17.383cm" svg:x2="18.526cm" svg:y2="17.51cm">
          <text:p/>
        </draw:line>
        <draw:line draw:style-name="gr3" draw:text-style-name="P2" draw:layer="layout" svg:x1="11.668cm" svg:y1="17.51cm" svg:x2="11.796cm" svg:y2="17.637cm">
          <text:p/>
        </draw:line>
        <draw:custom-shape draw:style-name="gr9" draw:text-style-name="P6" draw:layer="layout" svg:width="0.254cm" svg:height="0.254cm" svg:x="14.843cm" svg:y="17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mi10" svg:font-family="cmmi10" style:font-adornments="Regular"/>
    <style:font-face style:name="cmmi101" svg:font-family="cmmi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3T19:58:44.467914969</meta:creation-date>
    <dc:date>2017-10-23T21:38:21.133228737</dc:date>
    <meta:editing-duration>PT1H28M24S</meta:editing-duration>
    <meta:editing-cycles>44</meta:editing-cycles>
    <meta:generator>LibreOffice/5.4.2.2.0$Linux_X86_64 LibreOffice_project/40m0$Build-2</meta:generator>
    <meta:document-statistic meta:object-count="73"/>
  </office:meta>
</office:document-meta>
</file>